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5">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6">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7">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8">
      <style:paragraph-properties fo:margin-top="0in" fo:margin-bottom="0in" style:contextual-spacing="false"/>
    </style:style>
    <style:style style:name="P16" style:family="paragraph" style:parent-style-name="Text_20_body" style:list-style-name="L8"/>
    <style:style style:name="P17" style:family="paragraph" style:parent-style-name="Text_20_body" style:list-style-name="L9">
      <style:paragraph-properties fo:margin-top="0in" fo:margin-bottom="0in" style:contextual-spacing="false"/>
    </style:style>
    <style:style style:name="P18" style:family="paragraph" style:parent-style-name="Text_20_body" style:list-style-name="L9"/>
    <style:style style:name="P19" style:family="paragraph" style:parent-style-name="Text_20_body" style:list-style-name="L10">
      <style:paragraph-properties fo:margin-top="0in" fo:margin-bottom="0in" style:contextual-spacing="false"/>
    </style:style>
    <style:style style:name="P20" style:family="paragraph" style:parent-style-name="Text_20_body" style:list-style-name="L10"/>
    <style:style style:name="P21" style:family="paragraph" style:parent-style-name="Text_20_body" style:list-style-name="L11">
      <style:paragraph-properties fo:margin-top="0in" fo:margin-bottom="0in" style:contextual-spacing="false"/>
    </style:style>
    <style:style style:name="P22" style:family="paragraph" style:parent-style-name="Text_20_body" style:list-style-name="L11"/>
    <style:style style:name="P23" style:family="paragraph" style:parent-style-name="Text_20_body" style:list-style-name="L12">
      <style:paragraph-properties fo:margin-top="0in" fo:margin-bottom="0in" style:contextual-spacing="false"/>
    </style:style>
    <style:style style:name="P24" style:family="paragraph" style:parent-style-name="Text_20_body" style:list-style-name="L12"/>
    <style:style style:name="P25" style:family="paragraph" style:parent-style-name="Text_20_body" style:list-style-name="L13">
      <style:paragraph-properties fo:margin-top="0in" fo:margin-bottom="0in" style:contextual-spacing="false"/>
    </style:style>
    <style:style style:name="P26" style:family="paragraph" style:parent-style-name="Text_20_body" style:list-style-name="L13"/>
    <style:style style:name="P27" style:family="paragraph" style:parent-style-name="Text_20_body" style:list-style-name="L14">
      <style:paragraph-properties fo:margin-top="0in" fo:margin-bottom="0in" style:contextual-spacing="false"/>
    </style:style>
    <style:style style:name="P28" style:family="paragraph" style:parent-style-name="Text_20_body" style:list-style-name="L14"/>
    <style:style style:name="P29" style:family="paragraph" style:parent-style-name="Text_20_body" style:list-style-name="L15">
      <style:paragraph-properties fo:margin-top="0in" fo:margin-bottom="0in" style:contextual-spacing="false"/>
    </style:style>
    <style:style style:name="P30" style:family="paragraph" style:parent-style-name="Text_20_body" style:list-style-name="L15"/>
    <style:style style:name="P31" style:family="paragraph" style:parent-style-name="Text_20_body" style:list-style-name="L16">
      <style:paragraph-properties fo:margin-top="0in" fo:margin-bottom="0in" style:contextual-spacing="false"/>
    </style:style>
    <style:style style:name="P32" style:family="paragraph" style:parent-style-name="Text_20_body" style:list-style-name="L16"/>
    <style:style style:name="P33" style:family="paragraph" style:parent-style-name="Text_20_body" style:list-style-name="L17">
      <style:paragraph-properties fo:margin-top="0in" fo:margin-bottom="0in" style:contextual-spacing="false"/>
    </style:style>
    <style:style style:name="P34" style:family="paragraph" style:parent-style-name="Text_20_body" style:list-style-name="L17"/>
    <style:style style:name="P35" style:family="paragraph" style:parent-style-name="Text_20_body" style:list-style-name="L18">
      <style:paragraph-properties fo:margin-top="0in" fo:margin-bottom="0in" style:contextual-spacing="false"/>
    </style:style>
    <style:style style:name="P36" style:family="paragraph" style:parent-style-name="Text_20_body" style:list-style-name="L18"/>
    <style:style style:name="P37" style:family="paragraph" style:parent-style-name="Text_20_body" style:list-style-name="L19">
      <style:paragraph-properties fo:margin-top="0in" fo:margin-bottom="0in" style:contextual-spacing="false"/>
    </style:style>
    <style:style style:name="P38" style:family="paragraph" style:parent-style-name="Text_20_body" style:list-style-name="L19"/>
    <style:style style:name="P39" style:family="paragraph" style:parent-style-name="Text_20_body" style:list-style-name="L20">
      <style:paragraph-properties fo:margin-top="0in" fo:margin-bottom="0in" style:contextual-spacing="false"/>
    </style:style>
    <style:style style:name="P40" style:family="paragraph" style:parent-style-name="Text_20_body" style:list-style-name="L20"/>
    <style:style style:name="P41" style:family="paragraph" style:parent-style-name="Text_20_body" style:list-style-name="L21">
      <style:paragraph-properties fo:margin-top="0in" fo:margin-bottom="0in" style:contextual-spacing="false"/>
    </style:style>
    <style:style style:name="P42" style:family="paragraph" style:parent-style-name="Text_20_body" style:list-style-name="L21"/>
    <style:style style:name="P43" style:family="paragraph" style:parent-style-name="Text_20_body" style:list-style-name="L22">
      <style:paragraph-properties fo:margin-top="0in" fo:margin-bottom="0in" style:contextual-spacing="false"/>
    </style:style>
    <style:style style:name="P44" style:family="paragraph" style:parent-style-name="Text_20_body" style:list-style-name="L22"/>
    <style:style style:name="P45" style:family="paragraph" style:parent-style-name="Text_20_body" style:list-style-name="L23">
      <style:paragraph-properties fo:margin-top="0in" fo:margin-bottom="0in" style:contextual-spacing="false"/>
    </style:style>
    <style:style style:name="P46" style:family="paragraph" style:parent-style-name="Text_20_body" style:list-style-name="L23"/>
    <style:style style:name="P47" style:family="paragraph" style:parent-style-name="Text_20_body" style:list-style-name="L24">
      <style:paragraph-properties fo:margin-top="0in" fo:margin-bottom="0in" style:contextual-spacing="false"/>
    </style:style>
    <style:style style:name="P48" style:family="paragraph" style:parent-style-name="Text_20_body" style:list-style-name="L24"/>
    <style:style style:name="P49" style:family="paragraph" style:parent-style-name="Text_20_body" style:list-style-name="L25">
      <style:paragraph-properties fo:margin-top="0in" fo:margin-bottom="0in" style:contextual-spacing="false"/>
    </style:style>
    <style:style style:name="P50" style:family="paragraph" style:parent-style-name="Text_20_body" style:list-style-name="L25"/>
    <style:style style:name="P51" style:family="paragraph" style:parent-style-name="Text_20_body" style:list-style-name="L26">
      <style:paragraph-properties fo:margin-top="0in" fo:margin-bottom="0in" style:contextual-spacing="false"/>
    </style:style>
    <style:style style:name="P52" style:family="paragraph" style:parent-style-name="Text_20_body" style:list-style-name="L26"/>
    <style:style style:name="P53" style:family="paragraph" style:parent-style-name="Text_20_body" style:list-style-name="L27">
      <style:paragraph-properties fo:margin-top="0in" fo:margin-bottom="0in" style:contextual-spacing="false"/>
    </style:style>
    <style:style style:name="P54" style:family="paragraph" style:parent-style-name="Text_20_body" style:list-style-name="L27"/>
    <style:style style:name="P55" style:family="paragraph" style:parent-style-name="Text_20_body" style:list-style-name="L28">
      <style:paragraph-properties fo:margin-top="0in" fo:margin-bottom="0in" style:contextual-spacing="false"/>
    </style:style>
    <style:style style:name="P56" style:family="paragraph" style:parent-style-name="Text_20_body" style:list-style-name="L28"/>
    <style:style style:name="P57" style:family="paragraph" style:parent-style-name="Text_20_body" style:list-style-name="L29">
      <style:paragraph-properties fo:margin-top="0in" fo:margin-bottom="0in" style:contextual-spacing="false"/>
    </style:style>
    <style:style style:name="P58" style:family="paragraph" style:parent-style-name="Text_20_body" style:list-style-name="L29"/>
    <style:style style:name="P59" style:family="paragraph" style:parent-style-name="Text_20_body" style:list-style-name="L30">
      <style:paragraph-properties fo:margin-top="0in" fo:margin-bottom="0in" style:contextual-spacing="false"/>
    </style:style>
    <style:style style:name="P60" style:family="paragraph" style:parent-style-name="Text_20_body" style:list-style-name="L30"/>
    <style:style style:name="P61" style:family="paragraph" style:parent-style-name="Text_20_body" style:list-style-name="L31">
      <style:paragraph-properties fo:margin-top="0in" fo:margin-bottom="0in" style:contextual-spacing="false"/>
    </style:style>
    <style:style style:name="P62" style:family="paragraph" style:parent-style-name="Text_20_body" style:list-style-name="L31"/>
    <style:style style:name="P63" style:family="paragraph" style:parent-style-name="Text_20_body" style:list-style-name="L32">
      <style:paragraph-properties fo:margin-top="0in" fo:margin-bottom="0in" style:contextual-spacing="false"/>
    </style:style>
    <style:style style:name="P64" style:family="paragraph" style:parent-style-name="Text_20_body" style:list-style-name="L32"/>
    <style:style style:name="P65" style:family="paragraph" style:parent-style-name="Text_20_body" style:list-style-name="L33">
      <style:paragraph-properties fo:margin-top="0in" fo:margin-bottom="0in" style:contextual-spacing="false"/>
    </style:style>
    <style:style style:name="P66" style:family="paragraph" style:parent-style-name="Text_20_body" style:list-style-name="L33"/>
    <style:style style:name="P67" style:family="paragraph" style:parent-style-name="Text_20_body" style:list-style-name="L34">
      <style:paragraph-properties fo:margin-top="0in" fo:margin-bottom="0in" style:contextual-spacing="false"/>
    </style:style>
    <style:style style:name="P68" style:family="paragraph" style:parent-style-name="Text_20_body" style:list-style-name="L34"/>
    <style:style style:name="P69" style:family="paragraph" style:parent-style-name="Text_20_body" style:list-style-name="L35">
      <style:paragraph-properties fo:margin-top="0in" fo:margin-bottom="0in" style:contextual-spacing="false"/>
    </style:style>
    <style:style style:name="P70" style:family="paragraph" style:parent-style-name="Text_20_body" style:list-style-name="L35"/>
    <style:style style:name="P71" style:family="paragraph" style:parent-style-name="Text_20_body" style:list-style-name="L36">
      <style:paragraph-properties fo:margin-top="0in" fo:margin-bottom="0in" style:contextual-spacing="false"/>
    </style:style>
    <style:style style:name="P72" style:family="paragraph" style:parent-style-name="Text_20_body" style:list-style-name="L36"/>
    <style:style style:name="P73" style:family="paragraph" style:parent-style-name="Text_20_body" style:list-style-name="L37">
      <style:paragraph-properties fo:margin-top="0in" fo:margin-bottom="0in" style:contextual-spacing="false"/>
    </style:style>
    <style:style style:name="P74" style:family="paragraph" style:parent-style-name="Text_20_body" style:list-style-name="L37"/>
    <style:style style:name="P75" style:family="paragraph" style:parent-style-name="Text_20_body" style:list-style-name="L38">
      <style:paragraph-properties fo:margin-top="0in" fo:margin-bottom="0in" style:contextual-spacing="false"/>
    </style:style>
    <style:style style:name="P76" style:family="paragraph" style:parent-style-name="Text_20_body" style:list-style-name="L38"/>
    <style:style style:name="P77" style:family="paragraph" style:parent-style-name="Text_20_body" style:list-style-name="L39">
      <style:paragraph-properties fo:margin-top="0in" fo:margin-bottom="0in" style:contextual-spacing="false"/>
    </style:style>
    <style:style style:name="P78" style:family="paragraph" style:parent-style-name="Text_20_body" style:list-style-name="L39"/>
    <style:style style:name="P79" style:family="paragraph" style:parent-style-name="Text_20_body" style:list-style-name="L40">
      <style:paragraph-properties fo:margin-top="0in" fo:margin-bottom="0in" style:contextual-spacing="false"/>
    </style:style>
    <style:style style:name="P80" style:family="paragraph" style:parent-style-name="Text_20_body" style:list-style-name="L40"/>
    <style:style style:name="P81" style:family="paragraph" style:parent-style-name="Text_20_body" style:list-style-name="L41">
      <style:paragraph-properties fo:margin-top="0in" fo:margin-bottom="0in" style:contextual-spacing="false"/>
    </style:style>
    <style:style style:name="P82" style:family="paragraph" style:parent-style-name="Text_20_body" style:list-style-name="L41"/>
    <style:style style:name="P83" style:family="paragraph" style:parent-style-name="Text_20_body" style:list-style-name="L42">
      <style:paragraph-properties fo:margin-top="0in" fo:margin-bottom="0in" style:contextual-spacing="false"/>
    </style:style>
    <style:style style:name="P84" style:family="paragraph" style:parent-style-name="Text_20_body" style:list-style-name="L42"/>
    <style:style style:name="T1" style:family="text">
      <style:text-properties officeooo:rsid="0008279a"/>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IKERA CRYPTO-ASSET INFORMATION DOCUMENT</text:h>
      <text:p text:style-name="Text_20_body"><text:span text:style-name="Strong_20_Emphasis">Document Purpose:</text:span> Pre-Existing Token Compliance Information<text:line-break/><text:span text:style-name="Strong_20_Emphasis">Original Token Launch:</text:span> [Pre-December 2024 Date]<text:line-break/><text:span text:style-name="Strong_20_Emphasis">Issuer:</text:span> Bikera Foundation B.V.<text:line-break/><text:span text:style-name="Strong_20_Emphasis">Legal Entity Registration:</text:span> [Netherlands Chamber of Commerce Registration Number]<text:line-break/><text:span text:style-name="Strong_20_Emphasis">Document Version:</text:span> 1.0<text:line-break/><text:span text:style-name="Strong_20_Emphasis">Language:</text:span> English</text:p>
      <text:p text:style-name="Text_20_body"><text:span text:style-name="Strong_20_Emphasis">IMPORTANT NOTICE:</text:span> This document relates to MERA tokens that were issued before the full application of MiCA regulation on 30 December 2024. As pre-existing tokens, MERA is not subject to MiCA's prospective whitepaper requirements but may benefit from grandfathering provisions under Article 143.</text:p>
      <text:p text:style-name="Horizontal_20_Line"/>
      <text:h text:style-name="Heading_20_2" text:outline-level="2">TABLE OF CONTENTS</text:h>
      <text:list text:style-name="L1">
        <text:list-item>
          <text:p text:style-name="P1"><text:a xlink:type="simple" xlink:href="https://claude.ai/chat/0343ade8-ae7f-40cb-9a9e-4cf2d7e548c0#1-mandatory-regulatory-statements" text:style-name="Internet_20_link" text:visited-style-name="Visited_20_Internet_20_Link">Mandatory Regulatory Statements</text:a> </text:p>
        </text:list-item>
        <text:list-item>
          <text:p text:style-name="P1"><text:a xlink:type="simple" xlink:href="https://claude.ai/chat/0343ade8-ae7f-40cb-9a9e-4cf2d7e548c0#2-summary" text:style-name="Internet_20_link" text:visited-style-name="Visited_20_Internet_20_Link">Summary</text:a> </text:p>
        </text:list-item>
        <text:list-item>
          <text:p text:style-name="P1"><text:a xlink:type="simple" xlink:href="https://claude.ai/chat/0343ade8-ae7f-40cb-9a9e-4cf2d7e548c0#3-risk-warnings" text:style-name="Internet_20_link" text:visited-style-name="Visited_20_Internet_20_Link">Risk Warnings</text:a> </text:p>
        </text:list-item>
        <text:list-item>
          <text:p text:style-name="P1"><text:a xlink:type="simple" xlink:href="https://claude.ai/chat/0343ade8-ae7f-40cb-9a9e-4cf2d7e548c0#4-information-about-the-issuer" text:style-name="Internet_20_link" text:visited-style-name="Visited_20_Internet_20_Link">Information about the Issuer</text:a> </text:p>
        </text:list-item>
        <text:list-item>
          <text:p text:style-name="P1"><text:a xlink:type="simple" xlink:href="https://claude.ai/chat/0343ade8-ae7f-40cb-9a9e-4cf2d7e548c0#5-description-of-the-crypto-asset-project" text:style-name="Internet_20_link" text:visited-style-name="Visited_20_Internet_20_Link">Description of the Crypto-Asset Project</text:a> </text:p>
        </text:list-item>
        <text:list-item>
          <text:p text:style-name="P1"><text:a xlink:type="simple" xlink:href="https://claude.ai/chat/0343ade8-ae7f-40cb-9a9e-4cf2d7e548c0#6-rights-and-obligations-attached-to-the-crypto-asset" text:style-name="Internet_20_link" text:visited-style-name="Visited_20_Internet_20_Link">Rights and Obligations Attached to the Crypto-Asset</text:a> </text:p>
        </text:list-item>
        <text:list-item>
          <text:p text:style-name="P1"><text:a xlink:type="simple" xlink:href="https://claude.ai/chat/0343ade8-ae7f-40cb-9a9e-4cf2d7e548c0#7-underlying-technology" text:style-name="Internet_20_link" text:visited-style-name="Visited_20_Internet_20_Link">Underlying Technology</text:a> </text:p>
        </text:list-item>
        <text:list-item>
          <text:p text:style-name="P1"><text:a xlink:type="simple" xlink:href="https://claude.ai/chat/0343ade8-ae7f-40cb-9a9e-4cf2d7e548c0#8-environmental-impact-assessment" text:style-name="Internet_20_link" text:visited-style-name="Visited_20_Internet_20_Link">Environmental Impact Assessment</text:a> </text:p>
        </text:list-item>
        <text:list-item>
          <text:p text:style-name="P1"><text:a xlink:type="simple" xlink:href="https://claude.ai/chat/0343ade8-ae7f-40cb-9a9e-4cf2d7e548c0#9-risks-associated-with-the-crypto-asset" text:style-name="Internet_20_link" text:visited-style-name="Visited_20_Internet_20_Link">Risks Associated with the Crypto-Asset</text:a> </text:p>
        </text:list-item>
        <text:list-item>
          <text:p text:style-name="P2"><text:a xlink:type="simple" xlink:href="https://claude.ai/chat/0343ade8-ae7f-40cb-9a9e-4cf2d7e548c0#10-additional-information" text:style-name="Internet_20_link" text:visited-style-name="Visited_20_Internet_20_Link">Additional Information</text:a> </text:p>
        </text:list-item>
      </text:list>
      <text:p text:style-name="Horizontal_20_Line"/>
      <text:h text:style-name="Heading_20_2" text:outline-level="2">1. PRE-EXISTING TOKEN STATUS DECLARATIONS</text:h>
      <text:p text:style-name="Text_20_body"><text:span text:style-name="Strong_20_Emphasis">GRANDFATHERING STATUS NOTICE:</text:span> MERA tokens were issued before the full application of MiCA regulation on 30 December 2024. Under Article 143 of MiCA, pre-existing crypto-assets and service providers benefit from transitional provisions allowing continued operation while adapting to the new regulatory framework.</text:p>
      <text:p text:style-name="Text_20_body"><text:span text:style-name="Strong_20_Emphasis">Management Responsibility Statement:</text:span> The management body of Bikera Foundation B.V. confirms that this information document provides fair, clear and not misleading information about the pre-existing MERA crypto-asset to ensure transparency for current and prospective token holders.</text:p>
      <text:p text:style-name="Text_20_body"><text:span text:style-name="Strong_20_Emphasis">Legal Status Classification:</text:span> MERA tokens, as issued before MiCA's full application:</text:p>
      <text:list text:style-name="L2">
        <text:list-item>
          <text:p text:style-name="P3"><text:soft-page-break/>Were issued under applicable national law prior to December 2024 </text:p>
        </text:list-item>
        <text:list-item>
          <text:p text:style-name="P3">Are not subject to retrospective MiCA whitepaper requirements </text:p>
        </text:list-item>
        <text:list-item>
          <text:p text:style-name="P3">Do not qualify as financial instruments under MiFID II </text:p>
        </text:list-item>
        <text:list-item>
          <text:p text:style-name="P3">Are not asset-referenced tokens (ARTs) or e-money tokens (EMTs) </text:p>
        </text:list-item>
        <text:list-item>
          <text:p text:style-name="P4">Benefit from transitional arrangements under Article 143 MiCA </text:p>
        </text:list-item>
      </text:list>
      <text:p text:style-name="Horizontal_20_Line"/>
      <text:h text:style-name="Heading_20_2" text:outline-level="2">2. SUMMARY</text:h>
      <text:h text:style-name="Heading_20_3" text:outline-level="3"><text:span text:style-name="Strong_20_Emphasis">Bottom Line Up Front for Pre-Existing Tokens:</text:span></text:h>
      <text:p text:style-name="Text_20_body">MERA tokens, having been issued before December 2024, are <text:span text:style-name="Strong_20_Emphasis">not required</text:span> to comply with MiCA's prospective whitepaper requirements. However, any ongoing services, new offerings, or trading platform admissions may still need to comply with applicable MiCA provisions. The Bikera ecosystem can operate under transitional arrangements until July 2026 while implementing necessary compliance measures.</text:p>
      <text:h text:style-name="Heading_20_3" text:outline-level="3">Project Overview</text:h>
      <text:p text:style-name="Text_20_body">Bikera is a blockchain ecosystem designed to facilitate the lending and maintenance of bicycles and other human-powered transportation through a decentralized network. The project aims to incentivize sustainable transportation while creating a transparent, community-governed system for vehicle sharing.</text:p>
      <text:h text:style-name="Heading_20_3" text:outline-level="3">The MERA Token</text:h>
      <text:p text:style-name="Text_20_body">MERA is the native utility token of the Bikera network, used for:</text:p>
      <text:list text:style-name="L3">
        <text:list-item>
          <text:p text:style-name="P5">Paying for vehicle rental services </text:p>
        </text:list-item>
        <text:list-item>
          <text:p text:style-name="P5">Receiving rewards for network participation </text:p>
        </text:list-item>
        <text:list-item>
          <text:p text:style-name="P5">Voting on governance proposals (through non-transferable BikeraXP tokens) </text:p>
        </text:list-item>
        <text:list-item>
          <text:p text:style-name="P6">Paying network fees and maintenance costs </text:p>
        </text:list-item>
      </text:list>
      <text:h text:style-name="Heading_20_3" text:outline-level="3">Key Features</text:h>
      <text:list text:style-name="L4">
        <text:list-item>
          <text:p text:style-name="P7">Proof of Transit consensus mechanism based on real-world movement </text:p>
        </text:list-item>
        <text:list-item>
          <text:p text:style-name="P7">Multi-functional smart locks for bicycles and vehicles </text:p>
        </text:list-item>
        <text:list-item>
          <text:p text:style-name="P7">Decentralized governance through reputation-based voting </text:p>
        </text:list-item>
        <text:list-item>
          <text:p text:style-name="P8">Environmental benefits through promotion of sustainable transport </text:p>
        </text:list-item>
      </text:list>
      <text:h text:style-name="Heading_20_3" text:outline-level="3"><text:span text:style-name="Strong_20_Emphasis">Transitional Compliance Requirements</text:span></text:h>
      <text:p text:style-name="Text_20_body"><text:span text:style-name="Strong_20_Emphasis">Service Provider Grandfathering (Until July 1, 2026):</text:span></text:p>
      <text:list text:style-name="L5">
        <text:list-item>
          <text:p text:style-name="P9">Existing Bikera service providers can continue operations under national law </text:p>
        </text:list-item>
        <text:list-item>
          <text:p text:style-name="P9">Must apply for MiCA authorization before July 2026 deadline </text:p>
        </text:list-item>
        <text:list-item>
          <text:p text:style-name="P9">No immediate disruption to current network operations </text:p>
        </text:list-item>
        <text:list-item>
          <text:p text:style-name="P10"><text:soft-page-break/>Transitional period allows gradual compliance implementation </text:p>
        </text:list-item>
      </text:list>
      <text:p text:style-name="Text_20_body"><text:span text:style-name="Strong_20_Emphasis">Future Compliance Obligations:</text:span></text:p>
      <text:list text:style-name="L6">
        <text:list-item>
          <text:p text:style-name="P11">New token issuances after December 2024 would require MiCA compliance </text:p>
        </text:list-item>
        <text:list-item>
          <text:p text:style-name="P11">Trading platform admissions may need MiCA-compliant documentation </text:p>
        </text:list-item>
        <text:list-item>
          <text:p text:style-name="P11">Service providers must eventually obtain full MiCA authorization </text:p>
        </text:list-item>
        <text:list-item>
          <text:p text:style-name="P12">Ongoing operations must align with applicable consumer protection standards </text:p>
        </text:list-item>
      </text:list>
      <text:p text:style-name="Horizontal_20_Line"/>
      <text:h text:style-name="Heading_20_2" text:outline-level="2">3. RISK WARNINGS</text:h>
      <text:p text:style-name="Text_20_body"><text:span text:style-name="Strong_20_Emphasis">IMPORTANT RISK DISCLOSURES - READ CAREFULLY</text:span></text:p>
      <text:p text:style-name="Text_20_body">Bikera Foundation B.V. hereby provides the following clear and unambiguous statements regarding risks:</text:p>
      <text:h text:style-name="Heading_20_3" text:outline-level="3">Mandatory Risk Warnings</text:h>
      <text:p text:style-name="Text_20_body"><text:span text:style-name="Strong_20_Emphasis">(a) Value Loss Risk:</text:span> The MERA crypto-asset may lose its value in part or in full. There is no guarantee that MERA tokens will maintain any particular value, and investors may lose their entire investment.</text:p>
      <text:p text:style-name="Text_20_body"><text:span text:style-name="Strong_20_Emphasis">(b) Transferability Risk:</text:span> The MERA crypto-asset may not always be transferable. Technical issues, regulatory changes, or market conditions may prevent or restrict the transfer of tokens.</text:p>
      <text:p text:style-name="Text_20_body"><text:span text:style-name="Strong_20_Emphasis">(c) Liquidity Risk:</text:span> There is no guarantee that a market for MERA tokens will develop or continue to exist. Token holders may be unable to sell their tokens when desired or at any particular price.</text:p>
      <text:p text:style-name="Text_20_body"><text:span text:style-name="Strong_20_Emphasis">(d) Utility Token Risk:</text:span> MERA is a utility token that may not be exchangeable against the goods or services promised in this crypto-asset white paper, especially in the case of failure or discontinuation of the Bikera project.</text:p>
      <text:p text:style-name="Text_20_body"><text:span text:style-name="Strong_20_Emphasis">(e) No Investor Compensation:</text:span> The MERA crypto-asset is not covered by investor compensation schemes under Directive 97/9/EC of the European Parliament and of the Council. Token holders will not be eligible for compensation if the issuer fails or if the token loses value.</text:p>
      <text:p text:style-name="Text_20_body"><text:span text:style-name="Strong_20_Emphasis">(f) Regulatory Risk:</text:span> Future regulatory changes may adversely affect the Bikera project or MERA tokens, potentially rendering them unusable or worthless.</text:p>
      <text:p text:style-name="Text_20_body"><text:span text:style-name="Strong_20_Emphasis">(g) Technology Risk:</text:span> The project depends on blockchain technology, smart contracts, and IoT devices, which may contain bugs, vulnerabilities, or fail to operate as intended.</text:p>
      <text:p text:style-name="Horizontal_20_Line"/>
      <text:h text:style-name="Heading_20_2" text:outline-level="2"><text:soft-page-break/>4. INFORMATION ABOUT THE ISSUER</text:h>
      <text:h text:style-name="Heading_20_3" text:outline-level="3">Issuer Details</text:h>
      <text:list text:style-name="L7">
        <text:list-item>
          <text:p text:style-name="P13"><text:span text:style-name="Strong_20_Emphasis">Legal Name:</text:span> Bikera Foundation B.V. </text:p>
        </text:list-item>
        <text:list-item>
          <text:p text:style-name="P13"><text:span text:style-name="Strong_20_Emphasis">Legal Form:</text:span> Private Limited Company (Besloten Vennootschap) </text:p>
        </text:list-item>
        <text:list-item>
          <text:p text:style-name="P13"><text:span text:style-name="Strong_20_Emphasis">Jurisdiction of Incorporation:</text:span> Netherlands </text:p>
        </text:list-item>
        <text:list-item>
          <text:p text:style-name="P13"><text:span text:style-name="Strong_20_Emphasis">Registration Number:</text:span> [To be obtained upon incorporation] </text:p>
        </text:list-item>
        <text:list-item>
          <text:p text:style-name="P13"><text:span text:style-name="Strong_20_Emphasis">Registered Address:</text:span> [Amsterdam, Netherlands - specific address to be provided] </text:p>
        </text:list-item>
        <text:list-item>
          <text:p text:style-name="P14"><text:span text:style-name="Strong_20_Emphasis">Website:</text:span> www.bikera.org (under development) </text:p>
        </text:list-item>
      </text:list>
      <text:h text:style-name="Heading_20_3" text:outline-level="3">Management Body</text:h>
      <text:p text:style-name="Text_20_body">The management body consists of qualified individuals with relevant experience in blockchain technology, sustainable transportation, and regulatory compliance. Detailed management profiles will be published upon team finalization.</text:p>
      <text:h text:style-name="Heading_20_3" text:outline-level="3">Regulatory Status</text:h>
      <text:p text:style-name="Text_20_body">Bikera Foundation B.V. is in the process of ensuring compliance with all applicable Dutch and EU regulations. The company will seek appropriate licenses and authorizations as required under MiCA and other applicable legislation.</text:p>
      <text:h text:style-name="Heading_20_3" text:outline-level="3">Financial Information</text:h>
      <text:p text:style-name="Text_20_body">As a newly established entity, historical financial statements are not available. The Foundation will publish annual financial reports in accordance with applicable accounting standards and regulatory requirements.</text:p>
      <text:p text:style-name="Horizontal_20_Line"/>
      <text:h text:style-name="Heading_20_2" text:outline-level="2">5. DESCRIPTION OF THE CRYPTO-ASSET PROJECT</text:h>
      <text:h text:style-name="Heading_20_3" text:outline-level="3">Project Purpose and Objectives</text:h>
      <text:p text:style-name="Text_20_body">Bikera aims to create a sustainable transportation ecosystem by:</text:p>
      <text:list text:style-name="L8">
        <text:list-item>
          <text:p text:style-name="P15">Incentivizing the use of bicycles and human-powered vehicles </text:p>
        </text:list-item>
        <text:list-item>
          <text:p text:style-name="P15">Creating a decentralized network for vehicle sharing and maintenance </text:p>
        </text:list-item>
        <text:list-item>
          <text:p text:style-name="P15">Reducing urban pollution through sustainable transport adoption </text:p>
        </text:list-item>
        <text:list-item>
          <text:p text:style-name="P16">Building a community-governed platform for transportation services </text:p>
        </text:list-item>
      </text:list>
      <text:h text:style-name="Heading_20_3" text:outline-level="3">Network Participants</text:h>
      <text:p text:style-name="Text_20_body">The Bikera ecosystem consists of five main participant categories:</text:p>
      <text:p text:style-name="Text_20_body"><text:span text:style-name="Strong_20_Emphasis">1. Bikers:</text:span> Users who rent and ride vehicles, earning BikeraXP reputation tokens based on distance traveled.</text:p>
      <text:p text:style-name="Text_20_body"><text:soft-page-break/><text:span text:style-name="Strong_20_Emphasis">2. Supporters:</text:span> Vehicle owners who provide bicycles to the network, earning MERA tokens based on usage of their vehicles.</text:p>
      <text:p text:style-name="Text_20_body"><text:span text:style-name="Strong_20_Emphasis">3. Validators:</text:span> Network participants who verify vehicle conditions and maintain network integrity, operating LoRa gateway nodes.</text:p>
      <text:p text:style-name="Text_20_body"><text:span text:style-name="Strong_20_Emphasis">4. Producers:</text:span> Manufacturers of Bikera-compatible smart locks and hardware components.</text:p>
      <text:p text:style-name="Text_20_body"><text:span text:style-name="Strong_20_Emphasis">5. Foundation Representatives:</text:span> Elected governance participants responsible for legal compliance and dispute resolution.</text:p>
      <text:h text:style-name="Heading_20_3" text:outline-level="3">Technical Infrastructure</text:h>
      <text:p text:style-name="Text_20_body">The network operates on a hybrid blockchain system:</text:p>
      <text:list text:style-name="L9">
        <text:list-item>
          <text:p text:style-name="P17"><text:span text:style-name="Strong_20_Emphasis">Main Chain:</text:span> Handles MERA token transactions and major governance decisions </text:p>
        </text:list-item>
        <text:list-item>
          <text:p text:style-name="P17"><text:span text:style-name="Strong_20_Emphasis">Side Chains:</text:span> Process location data, reputation scoring, and detailed usage metrics </text:p>
        </text:list-item>
        <text:list-item>
          <text:p text:style-name="P18"><text:span text:style-name="Strong_20_Emphasis">LoRa Network:</text:span> Provides real-world connectivity for smart locks and location verification </text:p>
        </text:list-item>
      </text:list>
      <text:h text:style-name="Heading_20_3" text:outline-level="3">Governance Model</text:h>
      <text:p text:style-name="Text_20_body">Bikera implements a Decentralized Autonomous Organization (DAO) structure where:</text:p>
      <text:list text:style-name="L10">
        <text:list-item>
          <text:p text:style-name="P19">Voting power is based on BikeraXP reputation tokens (non-transferable) </text:p>
        </text:list-item>
        <text:list-item>
          <text:p text:style-name="P19">Reputation is earned through actual network usage and contribution </text:p>
        </text:list-item>
        <text:list-item>
          <text:p text:style-name="P19">Major protocol changes require 70% consensus of total network reputation </text:p>
        </text:list-item>
        <text:list-item>
          <text:p text:style-name="P20">The Foundation maintains initial governance authority during network maturation </text:p>
        </text:list-item>
      </text:list>
      <text:p text:style-name="Horizontal_20_Line"/>
      <text:h text:style-name="Heading_20_2" text:outline-level="2">6. RIGHTS AND OBLIGATIONS ATTACHED TO THE CRYPTO-ASSET</text:h>
      <text:h text:style-name="Heading_20_3" text:outline-level="3">MERA Token Rights</text:h>
      <text:p text:style-name="Text_20_body">Holders of MERA tokens have the right to:</text:p>
      <text:list text:style-name="L11">
        <text:list-item>
          <text:p text:style-name="P21">Use tokens for vehicle rental services within the Bikera network </text:p>
        </text:list-item>
        <text:list-item>
          <text:p text:style-name="P21">Receive services from Crypto Asset Service Providers (CASPs) operating in the network </text:p>
        </text:list-item>
        <text:list-item>
          <text:p text:style-name="P22">Participate in certain network activities as defined in smart contracts </text:p>
        </text:list-item>
      </text:list>
      <text:h text:style-name="Heading_20_3" text:outline-level="3">MERA Token Obligations</text:h>
      <text:p text:style-name="Text_20_body">MERA token holders must:</text:p>
      <text:list text:style-name="L12">
        <text:list-item>
          <text:p text:style-name="P23">Comply with network terms of service and community guidelines </text:p>
        </text:list-item>
        <text:list-item>
          <text:p text:style-name="P23">Respect smart contract terms for vehicle rentals and service payments </text:p>
        </text:list-item>
        <text:list-item>
          <text:p text:style-name="P24">Acknowledge that tokens do not represent equity, debt, or ownership in Bikera Foundation B.V. </text:p>
        </text:list-item>
      </text:list>
      <text:h text:style-name="Heading_20_3" text:outline-level="3"><text:soft-page-break/>BikeraXP Reputation Tokens</text:h>
      <text:list text:style-name="L13">
        <text:list-item>
          <text:p text:style-name="P25"><text:span text:style-name="Strong_20_Emphasis">Non-transferable:</text:span> BikeraXP tokens cannot be sold, transferred, or traded </text:p>
        </text:list-item>
        <text:list-item>
          <text:p text:style-name="P25"><text:span text:style-name="Strong_20_Emphasis">Governance Rights:</text:span> Provide voting power proportional to reputation earned </text:p>
        </text:list-item>
        <text:list-item>
          <text:p text:style-name="P26"><text:span text:style-name="Strong_20_Emphasis">Earning Mechanism:</text:span> Awarded based on verified network participation and distance traveled </text:p>
        </text:list-item>
      </text:list>
      <text:h text:style-name="Heading_20_3" text:outline-level="3">Limitations and Restrictions</text:h>
      <text:list text:style-name="L14">
        <text:list-item>
          <text:p text:style-name="P27">MERA tokens do not provide any rights to dividends, profits, or governance participation </text:p>
        </text:list-item>
        <text:list-item>
          <text:p text:style-name="P27">Tokens do not represent ownership interests in the Bikera Foundation or its assets </text:p>
        </text:list-item>
        <text:list-item>
          <text:p text:style-name="P27">The Foundation reserves the right to modify network parameters through governance processes </text:p>
        </text:list-item>
        <text:list-item>
          <text:p text:style-name="P28">Token functionality may be limited by technical constraints or regulatory requirements </text:p>
        </text:list-item>
      </text:list>
      <text:p text:style-name="Horizontal_20_Line"/>
      <text:h text:style-name="Heading_20_2" text:outline-level="2">7. UNDERLYING TECHNOLOGY</text:h>
      <text:h text:style-name="Heading_20_3" text:outline-level="3">Blockchain Infrastructure</text:h>
      <text:p text:style-name="Text_20_body">Bikera utilizes a multi-layer blockchain architecture:</text:p>
      <text:p text:style-name="Text_20_body"><text:span text:style-name="Strong_20_Emphasis">Layer 1 - Main Blockchain:</text:span></text:p>
      <text:list text:style-name="L15">
        <text:list-item>
          <text:p text:style-name="P29">Handles MERA token issuance and transfers </text:p>
        </text:list-item>
        <text:list-item>
          <text:p text:style-name="P29">Processes governance votes and major protocol updates </text:p>
        </text:list-item>
        <text:list-item>
          <text:p text:style-name="P30">Maintains authoritative record of network participants and validators </text:p>
        </text:list-item>
      </text:list>
      <text:p text:style-name="Text_20_body"><text:span text:style-name="Strong_20_Emphasis">Layer 2 - Side Chains:</text:span></text:p>
      <text:list text:style-name="L16">
        <text:list-item>
          <text:p text:style-name="P31">Regional networks processing local transportation data </text:p>
        </text:list-item>
        <text:list-item>
          <text:p text:style-name="P31">Real-time location and usage tracking </text:p>
        </text:list-item>
        <text:list-item>
          <text:p text:style-name="P32">Reputation scoring and micropayments </text:p>
        </text:list-item>
      </text:list>
      <text:h text:style-name="Heading_20_3" text:outline-level="3">Consensus Mechanism: Proof of Transit</text:h>
      <text:p text:style-name="Text_20_body">Bikera implements a novel "Proof of Transit" consensus mechanism that:</text:p>
      <text:list text:style-name="L17">
        <text:list-item>
          <text:p text:style-name="P33">Selects validators based on real-world movement patterns of network participants </text:p>
        </text:list-item>
        <text:list-item>
          <text:p text:style-name="P33">Combines actual transportation data with cryptographic security </text:p>
        </text:list-item>
        <text:list-item>
          <text:p text:style-name="P33">Requires physical displacement of smart locks to participate in block validation </text:p>
        </text:list-item>
        <text:list-item>
          <text:p text:style-name="P34">Prevents centralization by limiting validator node concentration per geographic area </text:p>
        </text:list-item>
      </text:list>
      <text:h text:style-name="Heading_20_3" text:outline-level="3">Smart Lock Technology</text:h>
      <text:p text:style-name="Text_20_body"><text:span text:style-name="Strong_20_Emphasis">Hardware Components:</text:span></text:p>
      <text:list text:style-name="L18">
        <text:list-item>
          <text:p text:style-name="P35">Low-power microcontroller unit (MCU) </text:p>
        </text:list-item>
        <text:list-item>
          <text:p text:style-name="P35">LoRa wireless communication module </text:p>
        </text:list-item>
        <text:list-item>
          <text:p text:style-name="P35">GPS positioning system </text:p>
        </text:list-item>
        <text:list-item>
          <text:p text:style-name="P35">Bluetooth/NFC for user interaction </text:p>
        </text:list-item>
        <text:list-item>
          <text:p text:style-name="P35"><text:soft-page-break/>Rechargeable battery system (18650 cells) </text:p>
        </text:list-item>
        <text:list-item>
          <text:p text:style-name="P36">Mechanical locking mechanism (solenoid-based) </text:p>
        </text:list-item>
      </text:list>
      <text:p text:style-name="Text_20_body"><text:span text:style-name="Strong_20_Emphasis">Software Features:</text:span></text:p>
      <text:list text:style-name="L19">
        <text:list-item>
          <text:p text:style-name="P37">Secure key storage and management </text:p>
        </text:list-item>
        <text:list-item>
          <text:p text:style-name="P37">Real-time location reporting </text:p>
        </text:list-item>
        <text:list-item>
          <text:p text:style-name="P37">Battery and maintenance status monitoring </text:p>
        </text:list-item>
        <text:list-item>
          <text:p text:style-name="P38">Encrypted communication protocols </text:p>
        </text:list-item>
      </text:list>
      <text:h text:style-name="Heading_20_3" text:outline-level="3">Network Communication</text:h>
      <text:p text:style-name="Text_20_body"><text:span text:style-name="Strong_20_Emphasis">LoRa Network Infrastructure:</text:span></text:p>
      <text:list text:style-name="L20">
        <text:list-item>
          <text:p text:style-name="P39">Long-range, low-power wireless communication </text:p>
        </text:list-item>
        <text:list-item>
          <text:p text:style-name="P39">Validator-operated gateway nodes </text:p>
        </text:list-item>
        <text:list-item>
          <text:p text:style-name="P39">Triangulation for location verification </text:p>
        </text:list-item>
        <text:list-item>
          <text:p text:style-name="P40">Backup connectivity via cellular networks </text:p>
        </text:list-item>
      </text:list>
      <text:h text:style-name="Heading_20_3" text:outline-level="3">Security Measures</text:h>
      <text:list text:style-name="L21">
        <text:list-item>
          <text:p text:style-name="P41">Multi-signature wallet protection </text:p>
        </text:list-item>
        <text:list-item>
          <text:p text:style-name="P41">Hardware security modules for key storage </text:p>
        </text:list-item>
        <text:list-item>
          <text:p text:style-name="P41">Regular security audits of smart contracts </text:p>
        </text:list-item>
        <text:list-item>
          <text:p text:style-name="P41">Encrypted data transmission protocols </text:p>
        </text:list-item>
        <text:list-item>
          <text:p text:style-name="P42">Tamper-evident lock designs </text:p>
        </text:list-item>
      </text:list>
      <text:p text:style-name="Horizontal_20_Line"/>
      <text:h text:style-name="Heading_20_2" text:outline-level="2">8. ENVIRONMENTAL IMPACT ASSESSMENT</text:h>
      <text:h text:style-name="Heading_20_3" text:outline-level="3">Consensus Mechanism Environmental Impact</text:h>
      <text:p text:style-name="Text_20_body"><text:span text:style-name="Strong_20_Emphasis">Proof of Transit Energy Consumption:</text:span></text:p>
      <text:list text:style-name="L22">
        <text:list-item>
          <text:p text:style-name="P43"><text:span text:style-name="Strong_20_Emphasis">Primary Energy Use:</text:span> LoRa network operations and smart lock functionality </text:p>
        </text:list-item>
        <text:list-item>
          <text:p text:style-name="P43"><text:span text:style-name="Strong_20_Emphasis">Estimated Consumption:</text:span> Approximately 0.001 kWh per transaction (estimated) </text:p>
        </text:list-item>
        <text:list-item>
          <text:p text:style-name="P43"><text:span text:style-name="Strong_20_Emphasis">Comparison:</text:span> 99.9% lower energy consumption than Bitcoin Proof-of-Work </text:p>
        </text:list-item>
        <text:list-item>
          <text:p text:style-name="P44"><text:span text:style-name="Strong_20_Emphasis">Carbon Footprint:</text:span> Minimal due to low-power device operation </text:p>
        </text:list-item>
      </text:list>
      <text:p text:style-name="Text_20_body"><text:span text:style-name="Strong_20_Emphasis">Positive Environmental Impacts:</text:span></text:p>
      <text:list text:style-name="L23">
        <text:list-item>
          <text:p text:style-name="P45"><text:span text:style-name="Strong_20_Emphasis">Transportation Emissions Reduction:</text:span> Incentivizes bicycle use over motor vehicles </text:p>
        </text:list-item>
        <text:list-item>
          <text:p text:style-name="P45"><text:span text:style-name="Strong_20_Emphasis">Urban Air Quality Improvement:</text:span> Reduces particulate matter and CO2 emissions </text:p>
        </text:list-item>
        <text:list-item>
          <text:p text:style-name="P45"><text:span text:style-name="Strong_20_Emphasis">Sustainable Manufacturing:</text:span> Open-source hardware designs promote local production </text:p>
        </text:list-item>
        <text:list-item>
          <text:p text:style-name="P46"><text:span text:style-name="Strong_20_Emphasis">Circular Economy:</text:span> Facilitates bike-sharing and extends vehicle lifespans </text:p>
        </text:list-item>
      </text:list>
      <text:p text:style-name="Text_20_body"><text:span text:style-name="Strong_20_Emphasis">Potential Negative Impacts:</text:span></text:p>
      <text:list text:style-name="L24">
        <text:list-item>
          <text:p text:style-name="P47"><text:soft-page-break/><text:span text:style-name="Strong_20_Emphasis">Electronic Waste:</text:span> Smart locks contain electronic components requiring proper disposal </text:p>
        </text:list-item>
        <text:list-item>
          <text:p text:style-name="P47"><text:span text:style-name="Strong_20_Emphasis">Battery Disposal:</text:span> Lithium-ion batteries require specialized recycling </text:p>
        </text:list-item>
        <text:list-item>
          <text:p text:style-name="P48"><text:span text:style-name="Strong_20_Emphasis">Manufacturing Footprint:</text:span> Production of locks involves material extraction and processing </text:p>
        </text:list-item>
      </text:list>
      <text:p text:style-name="Text_20_body"><text:span text:style-name="Strong_20_Emphasis">Mitigation Measures:</text:span></text:p>
      <text:list text:style-name="L25">
        <text:list-item>
          <text:p text:style-name="P49">Partnership with certified e-waste recycling facilities </text:p>
        </text:list-item>
        <text:list-item>
          <text:p text:style-name="P49">Design for repairability and component replacement </text:p>
        </text:list-item>
        <text:list-item>
          <text:p text:style-name="P49">Use of sustainable materials where technically feasible </text:p>
        </text:list-item>
        <text:list-item>
          <text:p text:style-name="P50">Carbon offset programs for manufacturing emissions </text:p>
        </text:list-item>
      </text:list>
      <text:h text:style-name="Heading_20_3" text:outline-level="3">Climate Change Considerations</text:h>
      <text:p text:style-name="Text_20_body">The Bikera network is designed to be climate-positive by:</text:p>
      <text:list text:style-name="L26">
        <text:list-item>
          <text:p text:style-name="P51">Reducing transportation-related emissions through modal shift to cycling </text:p>
        </text:list-item>
        <text:list-item>
          <text:p text:style-name="P51">Operating on energy-efficient consensus mechanisms </text:p>
        </text:list-item>
        <text:list-item>
          <text:p text:style-name="P51">Promoting local, sustainable transportation solutions </text:p>
        </text:list-item>
        <text:list-item>
          <text:p text:style-name="P52">Supporting climate resilience through distributed transportation networks </text:p>
        </text:list-item>
      </text:list>
      <text:p text:style-name="Horizontal_20_Line"/>
      <text:h text:style-name="Heading_20_2" text:outline-level="2">9. RISKS ASSOCIATED WITH THE CRYPTO-ASSET</text:h>
      <text:h text:style-name="Heading_20_3" text:outline-level="3">Technology Risks</text:h>
      <text:p text:style-name="Text_20_body"><text:span text:style-name="Strong_20_Emphasis">Smart Contract Risks:</text:span></text:p>
      <text:list text:style-name="L27">
        <text:list-item>
          <text:p text:style-name="P53">Bugs or vulnerabilities in smart contract code may result in loss of funds </text:p>
        </text:list-item>
        <text:list-item>
          <text:p text:style-name="P53">Protocol upgrades may introduce new vulnerabilities </text:p>
        </text:list-item>
        <text:list-item>
          <text:p text:style-name="P54">Interaction between multiple smart contracts may create unforeseen risks </text:p>
        </text:list-item>
      </text:list>
      <text:p text:style-name="Text_20_body"><text:span text:style-name="Strong_20_Emphasis">Infrastructure Risks:</text:span></text:p>
      <text:list text:style-name="L28">
        <text:list-item>
          <text:p text:style-name="P55">LoRa network dependencies may create single points of failure </text:p>
        </text:list-item>
        <text:list-item>
          <text:p text:style-name="P55">Smart lock hardware may malfunction or be subject to physical tampering </text:p>
        </text:list-item>
        <text:list-item>
          <text:p text:style-name="P56">Blockchain congestion may affect transaction processing </text:p>
        </text:list-item>
      </text:list>
      <text:p text:style-name="Text_20_body"><text:span text:style-name="Strong_20_Emphasis">Security Risks:</text:span></text:p>
      <text:list text:style-name="L29">
        <text:list-item>
          <text:p text:style-name="P57">Private key loss or theft may result in permanent loss of tokens </text:p>
        </text:list-item>
        <text:list-item>
          <text:p text:style-name="P57">Network attacks (51% attacks, though mitigated by Proof of Transit design) </text:p>
        </text:list-item>
        <text:list-item>
          <text:p text:style-name="P58">Social engineering attacks targeting users </text:p>
        </text:list-item>
      </text:list>
      <text:h text:style-name="Heading_20_3" text:outline-level="3">Market and Economic Risks</text:h>
      <text:p text:style-name="Text_20_body"><text:span text:style-name="Strong_20_Emphasis">Adoption Risk:</text:span></text:p>
      <text:list text:style-name="L30">
        <text:list-item>
          <text:p text:style-name="P59">Limited user adoption may reduce token utility and value </text:p>
        </text:list-item>
        <text:list-item>
          <text:p text:style-name="P59">Competition from traditional bike-sharing services </text:p>
        </text:list-item>
        <text:list-item>
          <text:p text:style-name="P60"><text:soft-page-break/>Regulatory restrictions on bike-sharing in certain jurisdictions </text:p>
        </text:list-item>
      </text:list>
      <text:p text:style-name="Text_20_body"><text:span text:style-name="Strong_20_Emphasis">Liquidity Risk:</text:span></text:p>
      <text:list text:style-name="L31">
        <text:list-item>
          <text:p text:style-name="P61">MERA tokens may not be tradeable on major exchanges </text:p>
        </text:list-item>
        <text:list-item>
          <text:p text:style-name="P61">Low trading volumes may result in high price volatility </text:p>
        </text:list-item>
        <text:list-item>
          <text:p text:style-name="P62">Market manipulation by large token holders </text:p>
        </text:list-item>
      </text:list>
      <text:p text:style-name="Text_20_body"><text:span text:style-name="Strong_20_Emphasis">Economic Model Risk:</text:span></text:p>
      <text:list text:style-name="L32">
        <text:list-item>
          <text:p text:style-name="P63">Token incentive mechanisms may not sustainably encourage participation </text:p>
        </text:list-item>
        <text:list-item>
          <text:p text:style-name="P63">Inflation/deflation of token supply may affect economic stability </text:p>
        </text:list-item>
        <text:list-item>
          <text:p text:style-name="P64">Network effects may fail to materialize as projected </text:p>
        </text:list-item>
      </text:list>
      <text:h text:style-name="Heading_20_3" text:outline-level="3">Regulatory and Legal Risks</text:h>
      <text:p text:style-name="Text_20_body"><text:span text:style-name="Strong_20_Emphasis">Regulatory Changes:</text:span></text:p>
      <text:list text:style-name="L33">
        <text:list-item>
          <text:p text:style-name="P65">Future MiCA modifications may affect token classification or requirements </text:p>
        </text:list-item>
        <text:list-item>
          <text:p text:style-name="P65">National transportation regulations may restrict network operations </text:p>
        </text:list-item>
        <text:list-item>
          <text:p text:style-name="P66">Anti-money laundering requirements may affect user onboarding </text:p>
        </text:list-item>
      </text:list>
      <text:p text:style-name="Text_20_body"><text:span text:style-name="Strong_20_Emphasis">Legal Compliance:</text:span></text:p>
      <text:list text:style-name="L34">
        <text:list-item>
          <text:p text:style-name="P67">Jurisdictional variations in crypto-asset regulations </text:p>
        </text:list-item>
        <text:list-item>
          <text:p text:style-name="P67">Potential classification changes affecting token legal status </text:p>
        </text:list-item>
        <text:list-item>
          <text:p text:style-name="P68">Liability issues related to bike-sharing accidents or disputes </text:p>
        </text:list-item>
      </text:list>
      <text:h text:style-name="Heading_20_3" text:outline-level="3">Operational Risks</text:h>
      <text:p text:style-name="Text_20_body"><text:span text:style-name="Strong_20_Emphasis">Foundation Risks:</text:span></text:p>
      <text:list text:style-name="L35">
        <text:list-item>
          <text:p text:style-name="P69">Key person dependency on founding team members </text:p>
        </text:list-item>
        <text:list-item>
          <text:p text:style-name="P69">Funding shortfalls may affect development timelines </text:p>
        </text:list-item>
        <text:list-item>
          <text:p text:style-name="P70">Governance disputes may impact network development </text:p>
        </text:list-item>
      </text:list>
      <text:p text:style-name="Text_20_body"><text:span text:style-name="Strong_20_Emphasis">Network Risks:</text:span></text:p>
      <text:list text:style-name="L36">
        <text:list-item>
          <text:p text:style-name="P71">Validator node centralization despite geographic distribution requirements </text:p>
        </text:list-item>
        <text:list-item>
          <text:p text:style-name="P71">Spam attacks or abuse of reputation systems </text:p>
        </text:list-item>
        <text:list-item>
          <text:p text:style-name="P72">Physical damage to network infrastructure (smart locks, LoRa gateways) </text:p>
        </text:list-item>
      </text:list>
      <text:p text:style-name="Horizontal_20_Line"/>
      <text:h text:style-name="Heading_20_2" text:outline-level="2">10. ADDITIONAL INFORMATION</text:h>
      <text:h text:style-name="Heading_20_3" text:outline-level="3">Token Economics</text:h>
      <text:p text:style-name="Text_20_body"><text:span text:style-name="Strong_20_Emphasis">Initial Token Supply:</text:span> <text:span text:style-name="T1">5</text:span>00,000,000 MERA tokens</text:p>
      <text:p text:style-name="Text_20_body"><text:span text:style-name="Strong_20_Emphasis">Distribution Mechanism:</text:span></text:p>
      <text:list text:style-name="L37">
        <text:list-item>
          <text:p text:style-name="P73"><text:soft-page-break/><text:span text:style-name="Strong_20_Emphasis">Network Rewards:</text:span> 60% allocated to participant rewards over 10 years </text:p>
        </text:list-item>
        <text:list-item>
          <text:p text:style-name="P73"><text:span text:style-name="Strong_20_Emphasis">Foundation Operations:</text:span> 20% for development, legal, and operational costs </text:p>
        </text:list-item>
        <text:list-item>
          <text:p text:style-name="P73"><text:span text:style-name="Strong_20_Emphasis">Community Treasury:</text:span> 15% for governance-directed initiatives </text:p>
        </text:list-item>
        <text:list-item>
          <text:p text:style-name="P74"><text:span text:style-name="Strong_20_Emphasis">Initial Contributors:</text:span> 5% for founding team and early supporters </text:p>
        </text:list-item>
      </text:list>
      <text:p text:style-name="Text_20_body"><text:span text:style-name="Strong_20_Emphasis">Inflation Model:</text:span></text:p>
      <text:list text:style-name="L38">
        <text:list-item>
          <text:p text:style-name="P75">Annual inflation rate between 2-10% determined by network governance </text:p>
        </text:list-item>
        <text:list-item>
          <text:p text:style-name="P75">Block rewards distributed among bikers (30%), supporters (30%), validators (35%), and producers (5%) </text:p>
        </text:list-item>
        <text:list-item>
          <text:p text:style-name="P76">Inflation rate adjusted every 52,000 blocks (~1 year) based on network usage </text:p>
        </text:list-item>
      </text:list>
      <text:h text:style-name="Heading_20_3" text:outline-level="3">Use of Proceeds</text:h>
      <text:p text:style-name="Text_20_body">Funds raised through token distribution will be allocated to:</text:p>
      <text:list text:style-name="L39">
        <text:list-item>
          <text:p text:style-name="P77">Smart lock hardware development and manufacturing partnerships (40%) </text:p>
        </text:list-item>
        <text:list-item>
          <text:p text:style-name="P77">Software development and security audits (25%) </text:p>
        </text:list-item>
        <text:list-item>
          <text:p text:style-name="P77">Legal compliance and regulatory affairs (15%) </text:p>
        </text:list-item>
        <text:list-item>
          <text:p text:style-name="P77">Marketing and community building (10%) </text:p>
        </text:list-item>
        <text:list-item>
          <text:p text:style-name="P78">Operational expenses and contingency reserves (10%) </text:p>
        </text:list-item>
      </text:list>
      <text:h text:style-name="Heading_20_3" text:outline-level="3">Available Information</text:h>
      <text:p text:style-name="Text_20_body">Additional project information is available at:</text:p>
      <text:list text:style-name="L40">
        <text:list-item>
          <text:p text:style-name="P79"><text:span text:style-name="Strong_20_Emphasis">Website:</text:span> www.bikera.org (under development) </text:p>
        </text:list-item>
        <text:list-item>
          <text:p text:style-name="P79"><text:span text:style-name="Strong_20_Emphasis">Technical Documentation:</text:span> GitHub repository (to be published) </text:p>
        </text:list-item>
        <text:list-item>
          <text:p text:style-name="P79"><text:span text:style-name="Strong_20_Emphasis">Community Forums:</text:span> Discord and Telegram channels (links to be provided) </text:p>
        </text:list-item>
        <text:list-item>
          <text:p text:style-name="P80"><text:span text:style-name="Strong_20_Emphasis">Regulatory Updates:</text:span> Published on website and filed with competent authorities </text:p>
        </text:list-item>
      </text:list>
      <text:h text:style-name="Heading_20_3" text:outline-level="3">Competent Authority</text:h>
      <text:p text:style-name="Text_20_body">This white paper will be notified to:</text:p>
      <text:list text:style-name="L41">
        <text:list-item>
          <text:p text:style-name="P81"><text:span text:style-name="Strong_20_Emphasis">Netherlands Authority for Financial Markets (AFM)</text:span> </text:p>
        </text:list-item>
        <text:list-item>
          <text:p text:style-name="P81"><text:span text:style-name="Strong_20_Emphasis">Address:</text:span> Vijzelgracht 50, 1017 HS Amsterdam, Netherlands </text:p>
        </text:list-item>
        <text:list-item>
          <text:p text:style-name="P82"><text:span text:style-name="Strong_20_Emphasis">Website:</text:span> www.afm.nl </text:p>
        </text:list-item>
      </text:list>
      <text:h text:style-name="Heading_20_3" text:outline-level="3">Legal Disclaimers</text:h>
      <text:p text:style-name="Text_20_body"><text:span text:style-name="Strong_20_Emphasis">Forward-Looking Statements:</text:span> This white paper contains forward-looking statements based on current expectations and assumptions. Actual results may differ materially from those expressed or implied by such statements.</text:p>
      <text:p text:style-name="Text_20_body"><text:span text:style-name="Strong_20_Emphasis">No Investment Advice:</text:span> This white paper does not constitute investment, legal, tax, or financial advice. Prospective token holders should consult with qualified professionals before making any investment decisions.</text:p>
      <text:p text:style-name="Text_20_body"><text:soft-page-break/><text:span text:style-name="Strong_20_Emphasis">Jurisdiction and Governing Law:</text:span> This white paper and any disputes arising from it shall be governed by the laws of the Netherlands. Any legal proceedings shall be subject to the exclusive jurisdiction of Dutch courts.</text:p>
      <text:h text:style-name="Heading_20_3" text:outline-level="3">Contact Information</text:h>
      <text:p text:style-name="Text_20_body"><text:span text:style-name="Strong_20_Emphasis">Bikera Foundation B.V.</text:span></text:p>
      <text:list text:style-name="L42">
        <text:list-item>
          <text:p text:style-name="P83"><text:span text:style-name="Strong_20_Emphasis">Email:</text:span> legal@bikera.org </text:p>
        </text:list-item>
        <text:list-item>
          <text:p text:style-name="P83"><text:span text:style-name="Strong_20_Emphasis">Legal Counsel:</text:span> [To be appointed] </text:p>
        </text:list-item>
        <text:list-item>
          <text:p text:style-name="P84"><text:span text:style-name="Strong_20_Emphasis">Regulatory Officer:</text:span> [To be appointed] </text:p>
        </text:list-item>
      </text:list>
      <text:p text:style-name="Horizontal_20_Line"/>
      <text:p text:style-name="Text_20_body"><text:span text:style-name="Strong_20_Emphasis">This document was prepared in accordance with Regulation (EU) 2023/1114 (Markets in Crypto-Assets Regulation) and implementing technical standards. Last updated: [Date]</text:span></text:p>
      <text:p text:style-name="Horizontal_20_Line"/>
      <text:p text:style-name="Text_20_body"><text:span text:style-name="Emphasis">End of Document</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2T00:07:14.427927606</meta:creation-date>
    <dc:date>2025-09-22T00:17:52.120865049</dc:date>
    <meta:editing-duration>PT25S</meta:editing-duration>
    <meta:editing-cycles>1</meta:editing-cycles>
    <meta:document-statistic meta:table-count="0" meta:image-count="0" meta:object-count="0" meta:page-count="11" meta:paragraph-count="275" meta:word-count="2426" meta:character-count="17549" meta:non-whitespace-character-count="15398"/>
    <meta:generator>LibreOffice/25.2.4.3$Linux_X86_64 LibreOffice_project/33e196637044ead23f5c3226cde09b47731f7e27</meta:generator>
  </office:meta>
</office:document-meta>
</file>